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-0.026cm" fo:margin-right="-0.159cm" fo:text-indent="0cm" style:auto-text-indent="false" fo:break-before="auto" fo:break-aft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2">%#include AL/commun/dateAdresse/dateAdresse#%</text:p>
      <text:p text:style-name="Standard"/>
      <text:p text:style-name="Standard"/>
      <text:p text:style-name="Standard"/>
      <text:p text:style-name="Standard"><text:span text:style-name="T1">%=droitEcheanceAffilieInd_no_label=% :</text:span> <text:span text:style-name="T2">%=droitEcheanceAffilieInd_no_val=% </text:span></text:p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/>
      <text:p text:style-name="Standard">%#include AL/echeances/listeDroitsEcheancesAffilie#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2T14:18:15</dc:date>
    <meta:editing-cycles>41</meta:editing-cycles>
    <meta:editing-duration>PT14H38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8" meta:character-count="349"/>
  </office:meta>
</office:document-meta>
</file>